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center"/>
    </style:style>
  </office:automatic-styles>
  <office:body>
    <office:text text:use-soft-page-breaks="true">
      <text:p text:style-name="P1">Clase<text:s/>de<text:s/>Docker</text:p>
      <text:p text:style-name="P2"/>
      <text:p text:style-name="P3">Lo primero fue aprender a crear los servidores, pero claro necesitábamos volúmenes para la persistencia de datos aquí dejo los comandos(algunos son diferentes por las rutas)</text:p>
      <text:p text:style-name="P4"/>
      <text:p text:style-name="P5">Iniciar un servidor PostgreSQL</text:p>
      <text:p text:style-name="P6"/>
      <text:p text:style-name="P7">Al principio de la clase iniciamos el servidor</text:p>
      <text:p text:style-name="P8"/>
      <text:p text:style-name="P9">docker run -d -e POSTGRES_USER=odoo -e POSTGRES_PASSWORD=odoo -e POSTGRES_DB=postgres --name db postgres:15</text:p>
      <text:p text:style-name="Standard"/>
      <text:p text:style-name="Standard"/>
      <text:p text:style-name="Standard"/>
      <text:p text:style-name="P10">Iniciar una instancia de Odoo</text:p>
      <text:p text:style-name="P11"/>
      <text:p text:style-name="P12"><text:s/>docker run -p 8069:8069 --name odoo --link db:db -t odoo</text:p>
      <text:p text:style-name="P13"/>
      <text:p text:style-name="P14"/>
      <text:p text:style-name="P15">Volúmenes</text:p>
      <text:p text:style-name="P16"/>
      <text:p text:style-name="P17">Utilizamos volúmenes, para que persistan los datos</text:p>
      <text:p text:style-name="P18"/>
      <text:p text:style-name="P19">docker run -d -v odoo-db:/var/lib/postgresql/data -e POSTGRES_USER=odoo -e POSTGRES_PASSWORD=odoo -e POSTGRES_DB=postgres --name db postgres:latest</text:p>
      <text:p text:style-name="P20"/>
      <text:p text:style-name="P21"/>
      <text:p text:style-name="P22">$ docker run -v odoo-data:/var/lib/odoo -d -p 8069:8069 --name odoo --link db:db -t odoo</text:p>
      <text:p text:style-name="P23"/>
      <text:p text:style-name="P24"/>
      <text:p text:style-name="P25">Ejecute Odoo con una configuración personalizada</text:p>
      <text:p text:style-name="P26"/>
      <text:p text:style-name="P27">docker run -v /path/to/config:/etc/odoo -p 8069:8069 --name odoo --link db:db -t odoo</text:p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oliver donoso</meta:initial-creator>
    <dc:creator>victor oliver donoso</dc:creator>
    <meta:creation-date>2024-10-07T17:00:00Z</meta:creation-date>
    <dc:date>2024-10-08T09:02:00Z</dc:date>
    <meta:template xlink:href="Normal.dotm" xlink:type="simple"/>
    <meta:editing-cycles>1</meta:editing-cycles>
    <meta:editing-duration>PT1140S</meta:editing-duration>
    <meta:document-statistic meta:page-count="1" meta:paragraph-count="1" meta:word-count="140" meta:character-count="915" meta:row-count="6" meta:non-whitespace-character-count="776"/>
  </office:meta>
</office:document-meta>
</file>